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02 – Tutorial Redux</text:p>
      <text:p text:style-name="P2"/>
      <text:p text:style-name="P2">NOTE: The current tutorial level will be modified be 8 tiles Wide and 6 Tiles Tall with the player the center. This leaves space on the top and bottom of the screen for text. </text:p>
      <text:p text:style-name="P2"/>
      <text:p text:style-name="P2">Tutorial Part 1 – Drawing a Line</text:p>
      <text:p text:style-name="P1"/>
      <text:p text:style-name="P1">GAME PLAY NOTES: </text:p>
      <text:p text:style-name="P1">The power meter is not visible or functional.</text:p>
      <text:p text:style-name="P1">The Life Meter is not visible or functional.</text:p>
      <text:p text:style-name="P1">The Seed button is not visible or functional.</text:p>
      <text:p text:style-name="P1">Lava rocks do not spawn seeds.</text:p>
      <text:p text:style-name="P1">No monsters spawn</text:p>
      <text:p text:style-name="P1"/>
      <text:p text:style-name="P1">New Level</text:p>
      <text:p text:style-name="P1"/>
      <text:p text:style-name="P1">Start - VK landing sequence</text:p>
      <text:p text:style-name="P1"/>
      <text:p text:style-name="P1">Text Top – TT01 "Help the VineKing regrow the planet!"</text:p>
      <text:p text:style-name="P1">Text Bottom – TT02 "Draw a line starting from the VineKing then let go!"</text:p>
      <text:p text:style-name="P1"/>
      <text:p text:style-name="P1">Graphic - A Giant Finger icon draws a line and lets go. This plays over an over</text:p>
      <text:p text:style-name="P1"/>
      <text:p text:style-name="P1">When The player draws a line the finger and text will stop displaying.</text:p>
      <text:p text:style-name="P1"/>
      <text:p text:style-name="P1">EXTRA HELP - If there is a pause of more than 10 seconds display drawing finger with text.</text:p>
      <text:p text:style-name="P1"/>
      <text:p text:style-name="P1">When the player breaks a lava rock. New Text is displayed </text:p>
      <text:p text:style-name="P1"/>
      <text:p text:style-name="P1">Text Top – TT03 "Draw a line through lava rock to break it so life can grow" </text:p>
      <text:p text:style-name="P1">Text Bottom – TT04 "Break all lava rocks to regrow the world and win!"</text:p>
      <text:p text:style-name="P1"/>
      <text:p text:style-name="P1">When the player breaks all the lava rocks the normal ending sequence butt slam happens and fade to black</text:p>
      <text:p text:style-name="P1"/>
      <text:p text:style-name="P1"/>
      <text:p text:style-name="P2">Tutorial Part 2 – Green Meter and seeds</text:p>
      <text:p text:style-name="P2"/>
      <text:p text:style-name="P1">GAME PLAY NOTES: </text:p>
      <text:p text:style-name="P1">The Life Meter is not visible or functional.</text:p>
      <text:p text:style-name="P1">The Seed Button is not visible or functional at the start of the level.</text:p>
      <text:p text:style-name="P1">Lava rocks do not spawn seeds at the start of the level.</text:p>
      <text:p text:style-name="P1">When seeds do spawn their drop rate is 100% and they never disappear.</text:p>
      <text:p text:style-name="P1">No monsters spawn</text:p>
      <text:p text:style-name="P1"/>
      <text:p text:style-name="P1">New level</text:p>
      <text:p text:style-name="P1"/>
      <text:p text:style-name="P1">Fade from Black</text:p>
      <text:p text:style-name="P1"/>
      <text:p text:style-name="P1">Start - VK landing sequence</text:p>
      <text:p text:style-name="P1"/>
      <text:p text:style-name="P1">UI - The power meter is pulsing</text:p>
      <text:p text:style-name="P1"/>
      <text:p text:style-name="P1">Text Top – TT05 "When a lava rock is broken it drains the Green Meter!" </text:p>
      <text:p text:style-name="P1">Text Bottom – TT06 “Break all lava rocks to regrow the world and win!"</text:p>
      <text:p text:style-name="P1"/>
      <text:p text:style-name="P1">EXTRA HELP - If there is a pause of more than 5 seconds display drawing finger with text.</text:p>
      <text:p text:style-name="P1"/>
      <text:p text:style-name="P1">When the player runs out of power The power Meter stops pulsing and 10 Large seeds appear on random tiles. These Seeds will not disappear.</text:p>
      <text:p text:style-name="P1"/>
      <text:p text:style-name="P1">UI – The Seed Button appears and begin to pulse.</text:p>
      <text:p text:style-name="P1"/>
      <text:p text:style-name="P1">Text Top – TT07 “PRESS and HOLD the Seed Button to Gather Seeds!”</text:p>
      <text:p text:style-name="P1">Text Bottom – TT07 “PRESS and HOLD the Seed Button to Gather Seeds!”</text:p>
      <text:p text:style-name="P1"/>
      <text:p text:style-name="P1">Graphic - A giant finger presses and holds the seed button over and over. When the player presses the Seed button the graphic stops displaying.</text:p>
      <text:p text:style-name="P1"/>
      <text:p text:style-name="P1">UI - Each time the player gathers a seed the power button pulses. </text:p>
      <text:p text:style-name="P1"/>
      <text:p text:style-name="P1">EXTR A HELP – If there is a pause of more than 5 seconds after the button press and the player has 0 power, display the pressing finger and the PRESS and HOLD text. <text:s/></text:p>
      <text:p text:style-name="P1"/>
      <text:p text:style-name="P1"><text:soft-page-break/>Once the player has gathered a Seed, new text appears.</text:p>
      <text:p text:style-name="P1"/>
      <text:p text:style-name="P1">Text Top – TT08 “Eating Seeds fills the Green Meter!”</text:p>
      <text:p text:style-name="P1">Text Bottom – TT09 “Fill the Green Meter to draw lines and break all lava rock!”</text:p>
      <text:p text:style-name="P1"/>
      <text:p text:style-name="P1">Large seeds now spawn after each lava rock is broken. These seeds never disappear.</text:p>
      <text:p text:style-name="P1"/>
      <text:p text:style-name="P1">When the player breaks all the lava rocks the normal ending sequence butt slam happens and fade to black</text:p>
      <text:p text:style-name="P1"/>
      <text:p text:style-name="P1"/>
      <text:p text:style-name="P2">Tutorial Part 2 – Monsters</text:p>
      <text:p text:style-name="P2"/>
      <text:p text:style-name="P3">GAME PLAY NOTES:</text:p>
      <text:p text:style-name="P3">Monster spawning is not standard.</text:p>
      <text:p text:style-name="P3"/>
      <text:p text:style-name="P3">New Level</text:p>
      <text:p text:style-name="P3"/>
      <text:p text:style-name="P3">Fade from Black</text:p>
      <text:p text:style-name="P3"/>
      <text:p text:style-name="P3">Start - VK landing sequence</text:p>
      <text:p text:style-name="P3"/>
      <text:p text:style-name="P1">Text Bottom – TT06 "<text:span text:style-name="T1">Break all lava rocks to regrow the world and win!”</text:span></text:p>
      <text:p text:style-name="P3">Text Bottom – TT06 “Break all lava rocks to regrow the world and win!"</text:p>
      <text:p text:style-name="P3"/>
      <text:p text:style-name="P3">After 6 seconds A Blava Spawns and display New Monster Billboard. With Pulsing next Button</text:p>
      <text:p text:style-name="P3"/>
      <text:p text:style-name="P3">After the player has pressed next new text appears.</text:p>
      <text:p text:style-name="P3"/>
      <text:p text:style-name="P3">Text Top TT10 “Tap Monsters!”</text:p>
      <text:p text:style-name="P3">Text Top TT11 “Monsters hurt the VineKing if they get close!”</text:p>
      <text:p text:style-name="P3"/>
      <text:p text:style-name="P3">after the player has tapped a monster display new text</text:p>
      <text:p text:style-name="P3"/>
      <text:p text:style-name="P3">Text Top – TT10 “Tap Monsters!”</text:p>
      <text:p text:style-name="P3">Text Top – TT06 “Break all lava rocks to regrow the world and win!"</text:p>
      <text:p text:style-name="P3"/>
      <text:p text:style-name="P3">Spawning Note: Sequence from current tutorial will be used after 1<text:span text:style-name="T2">st</text:span> spawn is triggered.</text:p>
      <text:p text:style-name="P3"/>
      <text:p text:style-name="P3">EXTR A HELP – If the player has 0 power for more 5 seconds and there are seeds on screen, display the pressing finger and the PRESS and HOLD text. <text:s/></text:p>
      <text:p text:style-name="P3"/>
      <text:p text:style-name="P3">When the player breaks all the lava rocks the normal ending sequence butt slam happens and goto score screen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5T17:03:00.79</meta:creation-date>
    <dc:date>2012-06-17T00:12:18.74</dc:date>
    <meta:editing-duration>PT2H24M56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2" meta:paragraph-count="64" meta:word-count="742" meta:character-count="3822"/>
  </office:meta>
</office:document-meta>
</file>